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8" calcext:value-type="float">
            <text:p>0.8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B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table:number-columns-repeated="1019"/>
        </table:table-row>
        <table:table-row table:style-name="ro1">
          <table:table-cell/>
          <table:table-cell office:value-type="float" office:value="0.1" calcext:value-type="float">
            <text:p>0.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0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t6</text:p>
          </table:table-cell>
          <table:table-cell office:value-type="string" calcext:value-type="string">
            <text:p>t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O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s0</text:p>
          </table:table-cell>
          <table:table-cell office:value-type="string" calcext:value-type="string">
            <text:p>s1</text:p>
          </table:table-cell>
          <table:table-cell office:value-type="string" calcext:value-type="string">
            <text:p>s2</text:p>
          </table:table-cell>
          <table:table-cell office:value-type="string" calcext:value-type="string">
            <text:p>s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0</text:p>
          </table:table-cell>
          <table:table-cell table:formula="of:=OFFSET([.$B$16]; 0; COLUMN([.B25]) - 2)*OFFSET([.$B$9]; COLUMN([.B25])-2; [.$B$20])" office:value-type="float" office:value="0.9" calcext:value-type="float">
            <text:p>0.9</text:p>
          </table:table-cell>
          <table:table-cell table:formula="of:=OFFSET([.$B$16]; 0; COLUMN([.C25]) - 2)*OFFSET([.$B$9]; COLUMN([.C25])-2; [.$B$20])" office:value-type="float" office:value="0" calcext:value-type="float">
            <text:p>0</text:p>
          </table:table-cell>
          <table:table-cell table:formula="of:=OFFSET([.$B$16]; 0; COLUMN([.D25]) - 2)*OFFSET([.$B$9]; COLUMN([.D25])-2; [.$B$20])" office:value-type="float" office:value="0" calcext:value-type="float">
            <text:p>0</text:p>
          </table:table-cell>
          <table:table-cell table:formula="of:=OFFSET([.$B$16]; 0; COLUMN([.E25]) - 2)*OFFSET([.$B$9]; COLUMN([.E25])-2; [.$B$20]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1</text:p>
          </table:table-cell>
          <table:table-cell table:formula="of:=[.$B25]*OFFSET([.$B$3];COLUMN([.$B25])-2;COLUMN([.B26])-2)*OFFSET([.$B$9]; COLUMN([.B26])-2;OFFSET([.$B$20];0;ROW([.B26])-25))+[.$C25]*OFFSET([.$B$3];COLUMN([.$C25])-2;COLUMN([.B26])-2)*OFFSET([.$B$9]; COLUMN([.B26])-2;OFFSET([.$B$20];0;ROW([.B26])-25))+[.$D25]*OFFSET([.$B$3];COLUMN([.$D25])-2;COLUMN([.B26])-2)*OFFSET([.$B$9]; COLUMN([.B26])-2;OFFSET([.$B$20];0;ROW([.B26])-25))+[.$E25]*OFFSET([.$B$3];COLUMN([.$E25])-2;COLUMN([.B26])-2)*OFFSET([.$B$9]; COLUMN([.B26])-2;OFFSET([.$B$20];0;ROW([.B26])-25))" office:value-type="float" office:value="0" calcext:value-type="float">
            <text:p>0</text:p>
          </table:table-cell>
          <table:table-cell table:formula="of:=[.$B25]*OFFSET([.$B$3];COLUMN([.$B25])-2;COLUMN([.C26])-2)*OFFSET([.$B$9]; COLUMN([.C26])-2;OFFSET([.$B$20];0;ROW([.C26])-25))+[.$C25]*OFFSET([.$B$3];COLUMN([.$C25])-2;COLUMN([.C26])-2)*OFFSET([.$B$9]; COLUMN([.C26])-2;OFFSET([.$B$20];0;ROW([.C26])-25))+[.$D25]*OFFSET([.$B$3];COLUMN([.$D25])-2;COLUMN([.C26])-2)*OFFSET([.$B$9]; COLUMN([.C26])-2;OFFSET([.$B$20];0;ROW([.C26])-25))+[.$E25]*OFFSET([.$B$3];COLUMN([.$E25])-2;COLUMN([.C26])-2)*OFFSET([.$B$9]; COLUMN([.C26])-2;OFFSET([.$B$20];0;ROW([.C26])-25))" office:value-type="float" office:value="0.648" calcext:value-type="float">
            <text:p>0.648</text:p>
          </table:table-cell>
          <table:table-cell table:formula="of:=[.$B25]*OFFSET([.$B$3];COLUMN([.$B25])-2;COLUMN([.D26])-2)*OFFSET([.$B$9]; COLUMN([.D26])-2;OFFSET([.$B$20];0;ROW([.D26])-25))+[.$C25]*OFFSET([.$B$3];COLUMN([.$C25])-2;COLUMN([.D26])-2)*OFFSET([.$B$9]; COLUMN([.D26])-2;OFFSET([.$B$20];0;ROW([.D26])-25))+[.$D25]*OFFSET([.$B$3];COLUMN([.$D25])-2;COLUMN([.D26])-2)*OFFSET([.$B$9]; COLUMN([.D26])-2;OFFSET([.$B$20];0;ROW([.D26])-25))+[.$E25]*OFFSET([.$B$3];COLUMN([.$E25])-2;COLUMN([.D26])-2)*OFFSET([.$B$9]; COLUMN([.D26])-2;OFFSET([.$B$20];0;ROW([.D26])-25))" office:value-type="float" office:value="0" calcext:value-type="float">
            <text:p>0</text:p>
          </table:table-cell>
          <table:table-cell table:formula="of:=[.$B25]*OFFSET([.$B$3];COLUMN([.$B25])-2;COLUMN([.E26])-2)*OFFSET([.$B$9]; COLUMN([.E26])-2;OFFSET([.$B$20];0;ROW([.E26])-25))+[.$C25]*OFFSET([.$B$3];COLUMN([.$C25])-2;COLUMN([.E26])-2)*OFFSET([.$B$9]; COLUMN([.E26])-2;OFFSET([.$B$20];0;ROW([.E26])-25))+[.$D25]*OFFSET([.$B$3];COLUMN([.$D25])-2;COLUMN([.E26])-2)*OFFSET([.$B$9]; COLUMN([.E26])-2;OFFSET([.$B$20];0;ROW([.E26])-25))+[.$E25]*OFFSET([.$B$3];COLUMN([.$E25])-2;COLUMN([.E26])-2)*OFFSET([.$B$9]; COLUMN([.E26])-2;OFFSET([.$B$20];0;ROW([.E26])-25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2</text:p>
          </table:table-cell>
          <table:table-cell table:formula="of:=[.$B26]*OFFSET([.$B$3];COLUMN([.$B26])-2;COLUMN([.B27])-2)*OFFSET([.$B$9]; COLUMN([.B27])-2;OFFSET([.$B$20];0;ROW([.B27])-25))+[.$C26]*OFFSET([.$B$3];COLUMN([.$C26])-2;COLUMN([.B27])-2)*OFFSET([.$B$9]; COLUMN([.B27])-2;OFFSET([.$B$20];0;ROW([.B27])-25))+[.$D26]*OFFSET([.$B$3];COLUMN([.$D26])-2;COLUMN([.B27])-2)*OFFSET([.$B$9]; COLUMN([.B27])-2;OFFSET([.$B$20];0;ROW([.B27])-25))+[.$E26]*OFFSET([.$B$3];COLUMN([.$E26])-2;COLUMN([.B27])-2)*OFFSET([.$B$9]; COLUMN([.B27])-2;OFFSET([.$B$20];0;ROW([.B27])-25))" office:value-type="float" office:value="0" calcext:value-type="float">
            <text:p>0</text:p>
          </table:table-cell>
          <table:table-cell table:formula="of:=[.$B26]*OFFSET([.$B$3];COLUMN([.$B26])-2;COLUMN([.C27])-2)*OFFSET([.$B$9]; COLUMN([.C27])-2;OFFSET([.$B$20];0;ROW([.C27])-25))+[.$C26]*OFFSET([.$B$3];COLUMN([.$C26])-2;COLUMN([.C27])-2)*OFFSET([.$B$9]; COLUMN([.C27])-2;OFFSET([.$B$20];0;ROW([.C27])-25))+[.$D26]*OFFSET([.$B$3];COLUMN([.$D26])-2;COLUMN([.C27])-2)*OFFSET([.$B$9]; COLUMN([.C27])-2;OFFSET([.$B$20];0;ROW([.C27])-25))+[.$E26]*OFFSET([.$B$3];COLUMN([.$E26])-2;COLUMN([.C27])-2)*OFFSET([.$B$9]; COLUMN([.C27])-2;OFFSET([.$B$20];0;ROW([.C27])-25))" office:value-type="float" office:value="0" calcext:value-type="float">
            <text:p>0</text:p>
          </table:table-cell>
          <table:table-cell table:formula="of:=[.$B26]*OFFSET([.$B$3];COLUMN([.$B26])-2;COLUMN([.D27])-2)*OFFSET([.$B$9]; COLUMN([.D27])-2;OFFSET([.$B$20];0;ROW([.D27])-25))+[.$C26]*OFFSET([.$B$3];COLUMN([.$C26])-2;COLUMN([.D27])-2)*OFFSET([.$B$9]; COLUMN([.D27])-2;OFFSET([.$B$20];0;ROW([.D27])-25))+[.$D26]*OFFSET([.$B$3];COLUMN([.$D26])-2;COLUMN([.D27])-2)*OFFSET([.$B$9]; COLUMN([.D27])-2;OFFSET([.$B$20];0;ROW([.D27])-25))+[.$E26]*OFFSET([.$B$3];COLUMN([.$E26])-2;COLUMN([.D27])-2)*OFFSET([.$B$9]; COLUMN([.D27])-2;OFFSET([.$B$20];0;ROW([.D27])-25))" office:value-type="float" office:value="0.46656" calcext:value-type="float">
            <text:p>0.46656</text:p>
          </table:table-cell>
          <table:table-cell table:formula="of:=[.$B26]*OFFSET([.$B$3];COLUMN([.$B26])-2;COLUMN([.E27])-2)*OFFSET([.$B$9]; COLUMN([.E27])-2;OFFSET([.$B$20];0;ROW([.E27])-25))+[.$C26]*OFFSET([.$B$3];COLUMN([.$C26])-2;COLUMN([.E27])-2)*OFFSET([.$B$9]; COLUMN([.E27])-2;OFFSET([.$B$20];0;ROW([.E27])-25))+[.$D26]*OFFSET([.$B$3];COLUMN([.$D26])-2;COLUMN([.E27])-2)*OFFSET([.$B$9]; COLUMN([.E27])-2;OFFSET([.$B$20];0;ROW([.E27])-25))+[.$E26]*OFFSET([.$B$3];COLUMN([.$E26])-2;COLUMN([.E27])-2)*OFFSET([.$B$9]; COLUMN([.E27])-2;OFFSET([.$B$20];0;ROW([.E27])-25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3</text:p>
          </table:table-cell>
          <table:table-cell table:formula="of:=[.$B27]*OFFSET([.$B$3];COLUMN([.$B27])-2;COLUMN([.B28])-2)*OFFSET([.$B$9]; COLUMN([.B28])-2;OFFSET([.$B$20];0;ROW([.B28])-25))+[.$C27]*OFFSET([.$B$3];COLUMN([.$C27])-2;COLUMN([.B28])-2)*OFFSET([.$B$9]; COLUMN([.B28])-2;OFFSET([.$B$20];0;ROW([.B28])-25))+[.$D27]*OFFSET([.$B$3];COLUMN([.$D27])-2;COLUMN([.B28])-2)*OFFSET([.$B$9]; COLUMN([.B28])-2;OFFSET([.$B$20];0;ROW([.B28])-25))+[.$E27]*OFFSET([.$B$3];COLUMN([.$E27])-2;COLUMN([.B28])-2)*OFFSET([.$B$9]; COLUMN([.B28])-2;OFFSET([.$B$20];0;ROW([.B28])-25))" office:value-type="float" office:value="0" calcext:value-type="float">
            <text:p>0</text:p>
          </table:table-cell>
          <table:table-cell table:formula="of:=[.$B27]*OFFSET([.$B$3];COLUMN([.$B27])-2;COLUMN([.C28])-2)*OFFSET([.$B$9]; COLUMN([.C28])-2;OFFSET([.$B$20];0;ROW([.C28])-25))+[.$C27]*OFFSET([.$B$3];COLUMN([.$C27])-2;COLUMN([.C28])-2)*OFFSET([.$B$9]; COLUMN([.C28])-2;OFFSET([.$B$20];0;ROW([.C28])-25))+[.$D27]*OFFSET([.$B$3];COLUMN([.$D27])-2;COLUMN([.C28])-2)*OFFSET([.$B$9]; COLUMN([.C28])-2;OFFSET([.$B$20];0;ROW([.C28])-25))+[.$E27]*OFFSET([.$B$3];COLUMN([.$E27])-2;COLUMN([.C28])-2)*OFFSET([.$B$9]; COLUMN([.C28])-2;OFFSET([.$B$20];0;ROW([.C28])-25))" office:value-type="float" office:value="0" calcext:value-type="float">
            <text:p>0</text:p>
          </table:table-cell>
          <table:table-cell table:formula="of:=[.$B27]*OFFSET([.$B$3];COLUMN([.$B27])-2;COLUMN([.D28])-2)*OFFSET([.$B$9]; COLUMN([.D28])-2;OFFSET([.$B$20];0;ROW([.D28])-25))+[.$C27]*OFFSET([.$B$3];COLUMN([.$C27])-2;COLUMN([.D28])-2)*OFFSET([.$B$9]; COLUMN([.D28])-2;OFFSET([.$B$20];0;ROW([.D28])-25))+[.$D27]*OFFSET([.$B$3];COLUMN([.$D27])-2;COLUMN([.D28])-2)*OFFSET([.$B$9]; COLUMN([.D28])-2;OFFSET([.$B$20];0;ROW([.D28])-25))+[.$E27]*OFFSET([.$B$3];COLUMN([.$E27])-2;COLUMN([.D28])-2)*OFFSET([.$B$9]; COLUMN([.D28])-2;OFFSET([.$B$20];0;ROW([.D28])-25))" office:value-type="float" office:value="0" calcext:value-type="float">
            <text:p>0</text:p>
          </table:table-cell>
          <table:table-cell table:formula="of:=[.$B27]*OFFSET([.$B$3];COLUMN([.$B27])-2;COLUMN([.E28])-2)*OFFSET([.$B$9]; COLUMN([.E28])-2;OFFSET([.$B$20];0;ROW([.E28])-25))+[.$C27]*OFFSET([.$B$3];COLUMN([.$C27])-2;COLUMN([.E28])-2)*OFFSET([.$B$9]; COLUMN([.E28])-2;OFFSET([.$B$20];0;ROW([.E28])-25))+[.$D27]*OFFSET([.$B$3];COLUMN([.$D27])-2;COLUMN([.E28])-2)*OFFSET([.$B$9]; COLUMN([.E28])-2;OFFSET([.$B$20];0;ROW([.E28])-25))+[.$E27]*OFFSET([.$B$3];COLUMN([.$E27])-2;COLUMN([.E28])-2)*OFFSET([.$B$9]; COLUMN([.E28])-2;OFFSET([.$B$20];0;ROW([.E28])-25))" office:value-type="float" office:value="0.3359232" calcext:value-type="float">
            <text:p>0.33592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4</text:p>
          </table:table-cell>
          <table:table-cell table:formula="of:=[.$B28]*OFFSET([.$B$3];COLUMN([.$B28])-2;COLUMN([.B29])-2)*OFFSET([.$B$9]; COLUMN([.B29])-2;OFFSET([.$B$20];0;ROW([.B29])-25))+[.$C28]*OFFSET([.$B$3];COLUMN([.$C28])-2;COLUMN([.B29])-2)*OFFSET([.$B$9]; COLUMN([.B29])-2;OFFSET([.$B$20];0;ROW([.B29])-25))+[.$D28]*OFFSET([.$B$3];COLUMN([.$D28])-2;COLUMN([.B29])-2)*OFFSET([.$B$9]; COLUMN([.B29])-2;OFFSET([.$B$20];0;ROW([.B29])-25))+[.$E28]*OFFSET([.$B$3];COLUMN([.$E28])-2;COLUMN([.B29])-2)*OFFSET([.$B$9]; COLUMN([.B29])-2;OFFSET([.$B$20];0;ROW([.B29])-25))" office:value-type="float" office:value="0.241864704" calcext:value-type="float">
            <text:p>0.241864704</text:p>
          </table:table-cell>
          <table:table-cell table:formula="of:=[.$B28]*OFFSET([.$B$3];COLUMN([.$B28])-2;COLUMN([.C29])-2)*OFFSET([.$B$9]; COLUMN([.C29])-2;OFFSET([.$B$20];0;ROW([.C29])-25))+[.$C28]*OFFSET([.$B$3];COLUMN([.$C28])-2;COLUMN([.C29])-2)*OFFSET([.$B$9]; COLUMN([.C29])-2;OFFSET([.$B$20];0;ROW([.C29])-25))+[.$D28]*OFFSET([.$B$3];COLUMN([.$D28])-2;COLUMN([.C29])-2)*OFFSET([.$B$9]; COLUMN([.C29])-2;OFFSET([.$B$20];0;ROW([.C29])-25))+[.$E28]*OFFSET([.$B$3];COLUMN([.$E28])-2;COLUMN([.C29])-2)*OFFSET([.$B$9]; COLUMN([.C29])-2;OFFSET([.$B$20];0;ROW([.C29])-25))" office:value-type="float" office:value="0" calcext:value-type="float">
            <text:p>0</text:p>
          </table:table-cell>
          <table:table-cell table:formula="of:=[.$B28]*OFFSET([.$B$3];COLUMN([.$B28])-2;COLUMN([.D29])-2)*OFFSET([.$B$9]; COLUMN([.D29])-2;OFFSET([.$B$20];0;ROW([.D29])-25))+[.$C28]*OFFSET([.$B$3];COLUMN([.$C28])-2;COLUMN([.D29])-2)*OFFSET([.$B$9]; COLUMN([.D29])-2;OFFSET([.$B$20];0;ROW([.D29])-25))+[.$D28]*OFFSET([.$B$3];COLUMN([.$D28])-2;COLUMN([.D29])-2)*OFFSET([.$B$9]; COLUMN([.D29])-2;OFFSET([.$B$20];0;ROW([.D29])-25))+[.$E28]*OFFSET([.$B$3];COLUMN([.$E28])-2;COLUMN([.D29])-2)*OFFSET([.$B$9]; COLUMN([.D29])-2;OFFSET([.$B$20];0;ROW([.D29])-25))" office:value-type="float" office:value="0" calcext:value-type="float">
            <text:p>0</text:p>
          </table:table-cell>
          <table:table-cell table:formula="of:=[.$B28]*OFFSET([.$B$3];COLUMN([.$B28])-2;COLUMN([.E29])-2)*OFFSET([.$B$9]; COLUMN([.E29])-2;OFFSET([.$B$20];0;ROW([.E29])-25))+[.$C28]*OFFSET([.$B$3];COLUMN([.$C28])-2;COLUMN([.E29])-2)*OFFSET([.$B$9]; COLUMN([.E29])-2;OFFSET([.$B$20];0;ROW([.E29])-25))+[.$D28]*OFFSET([.$B$3];COLUMN([.$D28])-2;COLUMN([.E29])-2)*OFFSET([.$B$9]; COLUMN([.E29])-2;OFFSET([.$B$20];0;ROW([.E29])-25))+[.$E28]*OFFSET([.$B$3];COLUMN([.$E28])-2;COLUMN([.E29])-2)*OFFSET([.$B$9]; COLUMN([.E29])-2;OFFSET([.$B$20];0;ROW([.E29])-25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5</text:p>
          </table:table-cell>
          <table:table-cell table:formula="of:=[.$B29]*OFFSET([.$B$3];COLUMN([.$B29])-2;COLUMN([.B30])-2)*OFFSET([.$B$9]; COLUMN([.B30])-2;OFFSET([.$B$20];0;ROW([.B30])-25))+[.$C29]*OFFSET([.$B$3];COLUMN([.$C29])-2;COLUMN([.B30])-2)*OFFSET([.$B$9]; COLUMN([.B30])-2;OFFSET([.$B$20];0;ROW([.B30])-25))+[.$D29]*OFFSET([.$B$3];COLUMN([.$D29])-2;COLUMN([.B30])-2)*OFFSET([.$B$9]; COLUMN([.B30])-2;OFFSET([.$B$20];0;ROW([.B30])-25))+[.$E29]*OFFSET([.$B$3];COLUMN([.$E29])-2;COLUMN([.B30])-2)*OFFSET([.$B$9]; COLUMN([.B30])-2;OFFSET([.$B$20];0;ROW([.B30])-25))" office:value-type="float" office:value="0" calcext:value-type="float">
            <text:p>0</text:p>
          </table:table-cell>
          <table:table-cell table:formula="of:=[.$B29]*OFFSET([.$B$3];COLUMN([.$B29])-2;COLUMN([.C30])-2)*OFFSET([.$B$9]; COLUMN([.C30])-2;OFFSET([.$B$20];0;ROW([.C30])-25))+[.$C29]*OFFSET([.$B$3];COLUMN([.$C29])-2;COLUMN([.C30])-2)*OFFSET([.$B$9]; COLUMN([.C30])-2;OFFSET([.$B$20];0;ROW([.C30])-25))+[.$D29]*OFFSET([.$B$3];COLUMN([.$D29])-2;COLUMN([.C30])-2)*OFFSET([.$B$9]; COLUMN([.C30])-2;OFFSET([.$B$20];0;ROW([.C30])-25))+[.$E29]*OFFSET([.$B$3];COLUMN([.$E29])-2;COLUMN([.C30])-2)*OFFSET([.$B$9]; COLUMN([.C30])-2;OFFSET([.$B$20];0;ROW([.C30])-25))" office:value-type="float" office:value="0.17414258688" calcext:value-type="float">
            <text:p>0.17414258688</text:p>
          </table:table-cell>
          <table:table-cell table:formula="of:=[.$B29]*OFFSET([.$B$3];COLUMN([.$B29])-2;COLUMN([.D30])-2)*OFFSET([.$B$9]; COLUMN([.D30])-2;OFFSET([.$B$20];0;ROW([.D30])-25))+[.$C29]*OFFSET([.$B$3];COLUMN([.$C29])-2;COLUMN([.D30])-2)*OFFSET([.$B$9]; COLUMN([.D30])-2;OFFSET([.$B$20];0;ROW([.D30])-25))+[.$D29]*OFFSET([.$B$3];COLUMN([.$D29])-2;COLUMN([.D30])-2)*OFFSET([.$B$9]; COLUMN([.D30])-2;OFFSET([.$B$20];0;ROW([.D30])-25))+[.$E29]*OFFSET([.$B$3];COLUMN([.$E29])-2;COLUMN([.D30])-2)*OFFSET([.$B$9]; COLUMN([.D30])-2;OFFSET([.$B$20];0;ROW([.D30])-25))" office:value-type="float" office:value="0" calcext:value-type="float">
            <text:p>0</text:p>
          </table:table-cell>
          <table:table-cell table:formula="of:=[.$B29]*OFFSET([.$B$3];COLUMN([.$B29])-2;COLUMN([.E30])-2)*OFFSET([.$B$9]; COLUMN([.E30])-2;OFFSET([.$B$20];0;ROW([.E30])-25))+[.$C29]*OFFSET([.$B$3];COLUMN([.$C29])-2;COLUMN([.E30])-2)*OFFSET([.$B$9]; COLUMN([.E30])-2;OFFSET([.$B$20];0;ROW([.E30])-25))+[.$D29]*OFFSET([.$B$3];COLUMN([.$D29])-2;COLUMN([.E30])-2)*OFFSET([.$B$9]; COLUMN([.E30])-2;OFFSET([.$B$20];0;ROW([.E30])-25))+[.$E29]*OFFSET([.$B$3];COLUMN([.$E29])-2;COLUMN([.E30])-2)*OFFSET([.$B$9]; COLUMN([.E30])-2;OFFSET([.$B$20];0;ROW([.E30])-25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6</text:p>
          </table:table-cell>
          <table:table-cell table:formula="of:=[.$B30]*OFFSET([.$B$3];COLUMN([.$B30])-2;COLUMN([.B31])-2)*OFFSET([.$B$9]; COLUMN([.B31])-2;OFFSET([.$B$20];0;ROW([.B31])-25))+[.$C30]*OFFSET([.$B$3];COLUMN([.$C30])-2;COLUMN([.B31])-2)*OFFSET([.$B$9]; COLUMN([.B31])-2;OFFSET([.$B$20];0;ROW([.B31])-25))+[.$D30]*OFFSET([.$B$3];COLUMN([.$D30])-2;COLUMN([.B31])-2)*OFFSET([.$B$9]; COLUMN([.B31])-2;OFFSET([.$B$20];0;ROW([.B31])-25))+[.$E30]*OFFSET([.$B$3];COLUMN([.$E30])-2;COLUMN([.B31])-2)*OFFSET([.$B$9]; COLUMN([.B31])-2;OFFSET([.$B$20];0;ROW([.B31])-25))" office:value-type="float" office:value="0" calcext:value-type="float">
            <text:p>0</text:p>
          </table:table-cell>
          <table:table-cell table:formula="of:=[.$B30]*OFFSET([.$B$3];COLUMN([.$B30])-2;COLUMN([.C31])-2)*OFFSET([.$B$9]; COLUMN([.C31])-2;OFFSET([.$B$20];0;ROW([.C31])-25))+[.$C30]*OFFSET([.$B$3];COLUMN([.$C30])-2;COLUMN([.C31])-2)*OFFSET([.$B$9]; COLUMN([.C31])-2;OFFSET([.$B$20];0;ROW([.C31])-25))+[.$D30]*OFFSET([.$B$3];COLUMN([.$D30])-2;COLUMN([.C31])-2)*OFFSET([.$B$9]; COLUMN([.C31])-2;OFFSET([.$B$20];0;ROW([.C31])-25))+[.$E30]*OFFSET([.$B$3];COLUMN([.$E30])-2;COLUMN([.C31])-2)*OFFSET([.$B$9]; COLUMN([.C31])-2;OFFSET([.$B$20];0;ROW([.C31])-25))" office:value-type="float" office:value="0" calcext:value-type="float">
            <text:p>0</text:p>
          </table:table-cell>
          <table:table-cell table:formula="of:=[.$B30]*OFFSET([.$B$3];COLUMN([.$B30])-2;COLUMN([.D31])-2)*OFFSET([.$B$9]; COLUMN([.D31])-2;OFFSET([.$B$20];0;ROW([.D31])-25))+[.$C30]*OFFSET([.$B$3];COLUMN([.$C30])-2;COLUMN([.D31])-2)*OFFSET([.$B$9]; COLUMN([.D31])-2;OFFSET([.$B$20];0;ROW([.D31])-25))+[.$D30]*OFFSET([.$B$3];COLUMN([.$D30])-2;COLUMN([.D31])-2)*OFFSET([.$B$9]; COLUMN([.D31])-2;OFFSET([.$B$20];0;ROW([.D31])-25))+[.$E30]*OFFSET([.$B$3];COLUMN([.$E30])-2;COLUMN([.D31])-2)*OFFSET([.$B$9]; COLUMN([.D31])-2;OFFSET([.$B$20];0;ROW([.D31])-25))" office:value-type="float" office:value="0.1253826625536" calcext:value-type="float">
            <text:p>0.1253826625536</text:p>
          </table:table-cell>
          <table:table-cell table:formula="of:=[.$B30]*OFFSET([.$B$3];COLUMN([.$B30])-2;COLUMN([.E31])-2)*OFFSET([.$B$9]; COLUMN([.E31])-2;OFFSET([.$B$20];0;ROW([.E31])-25))+[.$C30]*OFFSET([.$B$3];COLUMN([.$C30])-2;COLUMN([.E31])-2)*OFFSET([.$B$9]; COLUMN([.E31])-2;OFFSET([.$B$20];0;ROW([.E31])-25))+[.$D30]*OFFSET([.$B$3];COLUMN([.$D30])-2;COLUMN([.E31])-2)*OFFSET([.$B$9]; COLUMN([.E31])-2;OFFSET([.$B$20];0;ROW([.E31])-25))+[.$E30]*OFFSET([.$B$3];COLUMN([.$E30])-2;COLUMN([.E31])-2)*OFFSET([.$B$9]; COLUMN([.E31])-2;OFFSET([.$B$20];0;ROW([.E31])-25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alpha_7</text:p>
          </table:table-cell>
          <table:table-cell table:formula="of:=[.$B31]*OFFSET([.$B$3];COLUMN([.$B31])-2;COLUMN([.B32])-2)*OFFSET([.$B$9]; COLUMN([.B32])-2;OFFSET([.$B$20];0;ROW([.B32])-25))+[.$C31]*OFFSET([.$B$3];COLUMN([.$C31])-2;COLUMN([.B32])-2)*OFFSET([.$B$9]; COLUMN([.B32])-2;OFFSET([.$B$20];0;ROW([.B32])-25))+[.$D31]*OFFSET([.$B$3];COLUMN([.$D31])-2;COLUMN([.B32])-2)*OFFSET([.$B$9]; COLUMN([.B32])-2;OFFSET([.$B$20];0;ROW([.B32])-25))+[.$E31]*OFFSET([.$B$3];COLUMN([.$E31])-2;COLUMN([.B32])-2)*OFFSET([.$B$9]; COLUMN([.B32])-2;OFFSET([.$B$20];0;ROW([.B32])-25))" office:value-type="float" office:value="0" calcext:value-type="float">
            <text:p>0</text:p>
          </table:table-cell>
          <table:table-cell table:formula="of:=[.$B31]*OFFSET([.$B$3];COLUMN([.$B31])-2;COLUMN([.C32])-2)*OFFSET([.$B$9]; COLUMN([.C32])-2;OFFSET([.$B$20];0;ROW([.C32])-25))+[.$C31]*OFFSET([.$B$3];COLUMN([.$C31])-2;COLUMN([.C32])-2)*OFFSET([.$B$9]; COLUMN([.C32])-2;OFFSET([.$B$20];0;ROW([.C32])-25))+[.$D31]*OFFSET([.$B$3];COLUMN([.$D31])-2;COLUMN([.C32])-2)*OFFSET([.$B$9]; COLUMN([.C32])-2;OFFSET([.$B$20];0;ROW([.C32])-25))+[.$E31]*OFFSET([.$B$3];COLUMN([.$E31])-2;COLUMN([.C32])-2)*OFFSET([.$B$9]; COLUMN([.C32])-2;OFFSET([.$B$20];0;ROW([.C32])-25))" office:value-type="float" office:value="0" calcext:value-type="float">
            <text:p>0</text:p>
          </table:table-cell>
          <table:table-cell table:formula="of:=[.$B31]*OFFSET([.$B$3];COLUMN([.$B31])-2;COLUMN([.D32])-2)*OFFSET([.$B$9]; COLUMN([.D32])-2;OFFSET([.$B$20];0;ROW([.D32])-25))+[.$C31]*OFFSET([.$B$3];COLUMN([.$C31])-2;COLUMN([.D32])-2)*OFFSET([.$B$9]; COLUMN([.D32])-2;OFFSET([.$B$20];0;ROW([.D32])-25))+[.$D31]*OFFSET([.$B$3];COLUMN([.$D31])-2;COLUMN([.D32])-2)*OFFSET([.$B$9]; COLUMN([.D32])-2;OFFSET([.$B$20];0;ROW([.D32])-25))+[.$E31]*OFFSET([.$B$3];COLUMN([.$E31])-2;COLUMN([.D32])-2)*OFFSET([.$B$9]; COLUMN([.D32])-2;OFFSET([.$B$20];0;ROW([.D32])-25))" office:value-type="float" office:value="0" calcext:value-type="float">
            <text:p>0</text:p>
          </table:table-cell>
          <table:table-cell table:formula="of:=[.$B31]*OFFSET([.$B$3];COLUMN([.$B31])-2;COLUMN([.E32])-2)*OFFSET([.$B$9]; COLUMN([.E32])-2;OFFSET([.$B$20];0;ROW([.E32])-25))+[.$C31]*OFFSET([.$B$3];COLUMN([.$C31])-2;COLUMN([.E32])-2)*OFFSET([.$B$9]; COLUMN([.E32])-2;OFFSET([.$B$20];0;ROW([.E32])-25))+[.$D31]*OFFSET([.$B$3];COLUMN([.$D31])-2;COLUMN([.E32])-2)*OFFSET([.$B$9]; COLUMN([.E32])-2;OFFSET([.$B$20];0;ROW([.E32])-25))+[.$E31]*OFFSET([.$B$3];COLUMN([.$E31])-2;COLUMN([.E32])-2)*OFFSET([.$B$9]; COLUMN([.E32])-2;OFFSET([.$B$20];0;ROW([.E32])-25))" office:value-type="float" office:value="0.090275517038592" calcext:value-type="float">
            <text:p>0.090275517038592</text:p>
          </table:table-cell>
          <table:table-cell table:number-columns-repeated="1019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office:value-type="string" calcext:value-type="string">
            <text:p>tilde0</text:p>
          </table:table-cell>
          <table:table-cell table:formula="of:=[.B25]" office:value-type="float" office:value="0.9" calcext:value-type="float">
            <text:p>0.9</text:p>
          </table:table-cell>
          <table:table-cell table:formula="of:=[.C25]" office:value-type="float" office:value="0" calcext:value-type="float">
            <text:p>0</text:p>
          </table:table-cell>
          <table:table-cell table:formula="of:=[.D25]" office:value-type="float" office:value="0" calcext:value-type="float">
            <text:p>0</text:p>
          </table:table-cell>
          <table:table-cell table:formula="of:=[.E25]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0</text:p>
          </table:table-cell>
          <table:table-cell table:formula="of:=1/SUM([.B37:.E37])" office:value-type="float" office:value="1.11111111111111" calcext:value-type="float">
            <text:p>1.111111111111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0</text:p>
          </table:table-cell>
          <table:table-cell table:formula="of:=[.$B38]*[.B37]" office:value-type="float" office:value="1" calcext:value-type="float">
            <text:p>1</text:p>
          </table:table-cell>
          <table:table-cell table:formula="of:=[.$B38]*[.C37]" office:value-type="float" office:value="0" calcext:value-type="float">
            <text:p>0</text:p>
          </table:table-cell>
          <table:table-cell table:formula="of:=[.$B38]*[.D37]" office:value-type="float" office:value="0" calcext:value-type="float">
            <text:p>0</text:p>
          </table:table-cell>
          <table:table-cell table:formula="of:=[.$B38]*[.E3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1</text:p>
          </table:table-cell>
          <table:table-cell table:style-name="Default" table:formula="of:=[.$B39]*OFFSET([.$B$3]; COLUMN([.$B39])-2; COLUMN([.B42])-2)*OFFSET([.$B$9];COLUMN([.B42])-2; OFFSET([.$B$20]; 0; VALUE(RIGHT([.$A42])))) +[.$C39]*OFFSET([.$B$3]; COLUMN([.$C39])-2; COLUMN([.B42])-2)*OFFSET([.$B$9];COLUMN([.B42])-2; OFFSET([.$B$20]; 0; VALUE(RIGHT([.$A42])))) +[.$D39]*OFFSET([.$B$3]; COLUMN([.$D39])-2; COLUMN([.B42])-2)*OFFSET([.$B$9];COLUMN([.B42])-2; OFFSET([.$B$20]; 0; VALUE(RIGHT([.$A42])))) +[.$E39]*OFFSET([.$B$3]; COLUMN([.$E39])-2; COLUMN([.B42])-2)*OFFSET([.$B$9];COLUMN([.B42])-2; OFFSET([.$B$20]; 0; VALUE(RIGHT([.$A42]))))" office:value-type="float" office:value="0" calcext:value-type="float">
            <text:p>0</text:p>
          </table:table-cell>
          <table:table-cell table:style-name="Default" table:formula="of:=[.$B39]*OFFSET([.$B$3]; COLUMN([.$B39])-2; COLUMN([.C42])-2)*OFFSET([.$B$9];COLUMN([.C42])-2; OFFSET([.$B$20]; 0; VALUE(RIGHT([.$A42])))) +[.$C39]*OFFSET([.$B$3]; COLUMN([.$C39])-2; COLUMN([.C42])-2)*OFFSET([.$B$9];COLUMN([.C42])-2; OFFSET([.$B$20]; 0; VALUE(RIGHT([.$A42])))) +[.$D39]*OFFSET([.$B$3]; COLUMN([.$D39])-2; COLUMN([.C42])-2)*OFFSET([.$B$9];COLUMN([.C42])-2; OFFSET([.$B$20]; 0; VALUE(RIGHT([.$A42])))) +[.$E39]*OFFSET([.$B$3]; COLUMN([.$E39])-2; COLUMN([.C42])-2)*OFFSET([.$B$9];COLUMN([.C42])-2; OFFSET([.$B$20]; 0; VALUE(RIGHT([.$A42]))))" office:value-type="float" office:value="0.72" calcext:value-type="float">
            <text:p>0.72</text:p>
          </table:table-cell>
          <table:table-cell table:style-name="Default" table:formula="of:=[.$B39]*OFFSET([.$B$3]; COLUMN([.$B39])-2; COLUMN([.D42])-2)*OFFSET([.$B$9];COLUMN([.D42])-2; OFFSET([.$B$20]; 0; VALUE(RIGHT([.$A42])))) +[.$C39]*OFFSET([.$B$3]; COLUMN([.$C39])-2; COLUMN([.D42])-2)*OFFSET([.$B$9];COLUMN([.D42])-2; OFFSET([.$B$20]; 0; VALUE(RIGHT([.$A42])))) +[.$D39]*OFFSET([.$B$3]; COLUMN([.$D39])-2; COLUMN([.D42])-2)*OFFSET([.$B$9];COLUMN([.D42])-2; OFFSET([.$B$20]; 0; VALUE(RIGHT([.$A42])))) +[.$E39]*OFFSET([.$B$3]; COLUMN([.$E39])-2; COLUMN([.D42])-2)*OFFSET([.$B$9];COLUMN([.D42])-2; OFFSET([.$B$20]; 0; VALUE(RIGHT([.$A42]))))" office:value-type="float" office:value="0" calcext:value-type="float">
            <text:p>0</text:p>
          </table:table-cell>
          <table:table-cell table:style-name="Default" table:formula="of:=[.$B39]*OFFSET([.$B$3]; COLUMN([.$B39])-2; COLUMN([.E42])-2)*OFFSET([.$B$9];COLUMN([.E42])-2; OFFSET([.$B$20]; 0; VALUE(RIGHT([.$A42])))) +[.$C39]*OFFSET([.$B$3]; COLUMN([.$C39])-2; COLUMN([.E42])-2)*OFFSET([.$B$9];COLUMN([.E42])-2; OFFSET([.$B$20]; 0; VALUE(RIGHT([.$A42])))) +[.$D39]*OFFSET([.$B$3]; COLUMN([.$D39])-2; COLUMN([.E42])-2)*OFFSET([.$B$9];COLUMN([.E42])-2; OFFSET([.$B$20]; 0; VALUE(RIGHT([.$A42])))) +[.$E39]*OFFSET([.$B$3]; COLUMN([.$E39])-2; COLUMN([.E42])-2)*OFFSET([.$B$9];COLUMN([.E42])-2; OFFSET([.$B$20]; 0; VALUE(RIGHT([.$A42]))))" office:value-type="float" office:value="0" calcext:value-type="float">
            <text:p>0</text:p>
          </table:table-cell>
          <table:table-cell table:number-columns-repeated="3"/>
          <table:table-cell table:style-name="Default"/>
          <table:table-cell table:number-columns-repeated="1015"/>
        </table:table-row>
        <table:table-row table:style-name="ro1">
          <table:table-cell office:value-type="string" calcext:value-type="string">
            <text:p>c1</text:p>
          </table:table-cell>
          <table:table-cell table:formula="of:=1/SUM([.B42:.E42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1</text:p>
          </table:table-cell>
          <table:table-cell table:formula="of:=[.$B43]*[.B42]" office:value-type="float" office:value="0" calcext:value-type="float">
            <text:p>0</text:p>
          </table:table-cell>
          <table:table-cell table:formula="of:=[.$B43]*[.C42]" office:value-type="float" office:value="1" calcext:value-type="float">
            <text:p>1</text:p>
          </table:table-cell>
          <table:table-cell table:formula="of:=[.$B43]*[.D42]" office:value-type="float" office:value="0" calcext:value-type="float">
            <text:p>0</text:p>
          </table:table-cell>
          <table:table-cell table:formula="of:=[.$B43]*[.E42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2</text:p>
          </table:table-cell>
          <table:table-cell table:style-name="Default" table:formula="of:=[.$B44]*OFFSET([.$B$3]; COLUMN([.$B44])-2; COLUMN([.B47])-2)*OFFSET([.$B$9];COLUMN([.B47])-2; OFFSET([.$B$20]; 0; VALUE(RIGHT([.$A47])))) +[.$C44]*OFFSET([.$B$3]; COLUMN([.$C44])-2; COLUMN([.B47])-2)*OFFSET([.$B$9];COLUMN([.B47])-2; OFFSET([.$B$20]; 0; VALUE(RIGHT([.$A47])))) +[.$D44]*OFFSET([.$B$3]; COLUMN([.$D44])-2; COLUMN([.B47])-2)*OFFSET([.$B$9];COLUMN([.B47])-2; OFFSET([.$B$20]; 0; VALUE(RIGHT([.$A47])))) +[.$E44]*OFFSET([.$B$3]; COLUMN([.$E44])-2; COLUMN([.B47])-2)*OFFSET([.$B$9];COLUMN([.B47])-2; OFFSET([.$B$20]; 0; VALUE(RIGHT([.$A47]))))" office:value-type="float" office:value="0" calcext:value-type="float">
            <text:p>0</text:p>
          </table:table-cell>
          <table:table-cell table:style-name="Default" table:formula="of:=[.$B44]*OFFSET([.$B$3]; COLUMN([.$B44])-2; COLUMN([.C47])-2)*OFFSET([.$B$9];COLUMN([.C47])-2; OFFSET([.$B$20]; 0; VALUE(RIGHT([.$A47])))) +[.$C44]*OFFSET([.$B$3]; COLUMN([.$C44])-2; COLUMN([.C47])-2)*OFFSET([.$B$9];COLUMN([.C47])-2; OFFSET([.$B$20]; 0; VALUE(RIGHT([.$A47])))) +[.$D44]*OFFSET([.$B$3]; COLUMN([.$D44])-2; COLUMN([.C47])-2)*OFFSET([.$B$9];COLUMN([.C47])-2; OFFSET([.$B$20]; 0; VALUE(RIGHT([.$A47])))) +[.$E44]*OFFSET([.$B$3]; COLUMN([.$E44])-2; COLUMN([.C47])-2)*OFFSET([.$B$9];COLUMN([.C47])-2; OFFSET([.$B$20]; 0; VALUE(RIGHT([.$A47]))))" office:value-type="float" office:value="0" calcext:value-type="float">
            <text:p>0</text:p>
          </table:table-cell>
          <table:table-cell table:style-name="Default" table:formula="of:=[.$B44]*OFFSET([.$B$3]; COLUMN([.$B44])-2; COLUMN([.D47])-2)*OFFSET([.$B$9];COLUMN([.D47])-2; OFFSET([.$B$20]; 0; VALUE(RIGHT([.$A47])))) +[.$C44]*OFFSET([.$B$3]; COLUMN([.$C44])-2; COLUMN([.D47])-2)*OFFSET([.$B$9];COLUMN([.D47])-2; OFFSET([.$B$20]; 0; VALUE(RIGHT([.$A47])))) +[.$D44]*OFFSET([.$B$3]; COLUMN([.$D44])-2; COLUMN([.D47])-2)*OFFSET([.$B$9];COLUMN([.D47])-2; OFFSET([.$B$20]; 0; VALUE(RIGHT([.$A47])))) +[.$E44]*OFFSET([.$B$3]; COLUMN([.$E44])-2; COLUMN([.D47])-2)*OFFSET([.$B$9];COLUMN([.D47])-2; OFFSET([.$B$20]; 0; VALUE(RIGHT([.$A47]))))" office:value-type="float" office:value="0.72" calcext:value-type="float">
            <text:p>0.72</text:p>
          </table:table-cell>
          <table:table-cell table:style-name="Default" table:formula="of:=[.$B44]*OFFSET([.$B$3]; COLUMN([.$B44])-2; COLUMN([.E47])-2)*OFFSET([.$B$9];COLUMN([.E47])-2; OFFSET([.$B$20]; 0; VALUE(RIGHT([.$A47])))) +[.$C44]*OFFSET([.$B$3]; COLUMN([.$C44])-2; COLUMN([.E47])-2)*OFFSET([.$B$9];COLUMN([.E47])-2; OFFSET([.$B$20]; 0; VALUE(RIGHT([.$A47])))) +[.$D44]*OFFSET([.$B$3]; COLUMN([.$D44])-2; COLUMN([.E47])-2)*OFFSET([.$B$9];COLUMN([.E47])-2; OFFSET([.$B$20]; 0; VALUE(RIGHT([.$A47])))) +[.$E44]*OFFSET([.$B$3]; COLUMN([.$E44])-2; COLUMN([.E47])-2)*OFFSET([.$B$9];COLUMN([.E47])-2; OFFSET([.$B$20]; 0; VALUE(RIGHT([.$A47]))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2</text:p>
          </table:table-cell>
          <table:table-cell table:formula="of:=1/SUM([.B47:.E47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2</text:p>
          </table:table-cell>
          <table:table-cell table:formula="of:=[.$B48]*[.B47]" office:value-type="float" office:value="0" calcext:value-type="float">
            <text:p>0</text:p>
          </table:table-cell>
          <table:table-cell table:formula="of:=[.$B48]*[.C47]" office:value-type="float" office:value="0" calcext:value-type="float">
            <text:p>0</text:p>
          </table:table-cell>
          <table:table-cell table:formula="of:=[.$B48]*[.D47]" office:value-type="float" office:value="1" calcext:value-type="float">
            <text:p>1</text:p>
          </table:table-cell>
          <table:table-cell table:formula="of:=[.$B48]*[.E4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3</text:p>
          </table:table-cell>
          <table:table-cell table:style-name="Default" table:formula="of:=[.$B49]*OFFSET([.$B$3]; COLUMN([.$B49])-2; COLUMN([.B52])-2)*OFFSET([.$B$9];COLUMN([.B52])-2; OFFSET([.$B$20]; 0; VALUE(RIGHT([.$A52])))) +[.$C49]*OFFSET([.$B$3]; COLUMN([.$C49])-2; COLUMN([.B52])-2)*OFFSET([.$B$9];COLUMN([.B52])-2; OFFSET([.$B$20]; 0; VALUE(RIGHT([.$A52])))) +[.$D49]*OFFSET([.$B$3]; COLUMN([.$D49])-2; COLUMN([.B52])-2)*OFFSET([.$B$9];COLUMN([.B52])-2; OFFSET([.$B$20]; 0; VALUE(RIGHT([.$A52])))) +[.$E49]*OFFSET([.$B$3]; COLUMN([.$E49])-2; COLUMN([.B52])-2)*OFFSET([.$B$9];COLUMN([.B52])-2; OFFSET([.$B$20]; 0; VALUE(RIGHT([.$A52]))))" office:value-type="float" office:value="0" calcext:value-type="float">
            <text:p>0</text:p>
          </table:table-cell>
          <table:table-cell table:style-name="Default" table:formula="of:=[.$B49]*OFFSET([.$B$3]; COLUMN([.$B49])-2; COLUMN([.C52])-2)*OFFSET([.$B$9];COLUMN([.C52])-2; OFFSET([.$B$20]; 0; VALUE(RIGHT([.$A52])))) +[.$C49]*OFFSET([.$B$3]; COLUMN([.$C49])-2; COLUMN([.C52])-2)*OFFSET([.$B$9];COLUMN([.C52])-2; OFFSET([.$B$20]; 0; VALUE(RIGHT([.$A52])))) +[.$D49]*OFFSET([.$B$3]; COLUMN([.$D49])-2; COLUMN([.C52])-2)*OFFSET([.$B$9];COLUMN([.C52])-2; OFFSET([.$B$20]; 0; VALUE(RIGHT([.$A52])))) +[.$E49]*OFFSET([.$B$3]; COLUMN([.$E49])-2; COLUMN([.C52])-2)*OFFSET([.$B$9];COLUMN([.C52])-2; OFFSET([.$B$20]; 0; VALUE(RIGHT([.$A52]))))" office:value-type="float" office:value="0" calcext:value-type="float">
            <text:p>0</text:p>
          </table:table-cell>
          <table:table-cell table:style-name="Default" table:formula="of:=[.$B49]*OFFSET([.$B$3]; COLUMN([.$B49])-2; COLUMN([.D52])-2)*OFFSET([.$B$9];COLUMN([.D52])-2; OFFSET([.$B$20]; 0; VALUE(RIGHT([.$A52])))) +[.$C49]*OFFSET([.$B$3]; COLUMN([.$C49])-2; COLUMN([.D52])-2)*OFFSET([.$B$9];COLUMN([.D52])-2; OFFSET([.$B$20]; 0; VALUE(RIGHT([.$A52])))) +[.$D49]*OFFSET([.$B$3]; COLUMN([.$D49])-2; COLUMN([.D52])-2)*OFFSET([.$B$9];COLUMN([.D52])-2; OFFSET([.$B$20]; 0; VALUE(RIGHT([.$A52])))) +[.$E49]*OFFSET([.$B$3]; COLUMN([.$E49])-2; COLUMN([.D52])-2)*OFFSET([.$B$9];COLUMN([.D52])-2; OFFSET([.$B$20]; 0; VALUE(RIGHT([.$A52]))))" office:value-type="float" office:value="0" calcext:value-type="float">
            <text:p>0</text:p>
          </table:table-cell>
          <table:table-cell table:style-name="Default" table:formula="of:=[.$B49]*OFFSET([.$B$3]; COLUMN([.$B49])-2; COLUMN([.E52])-2)*OFFSET([.$B$9];COLUMN([.E52])-2; OFFSET([.$B$20]; 0; VALUE(RIGHT([.$A52])))) +[.$C49]*OFFSET([.$B$3]; COLUMN([.$C49])-2; COLUMN([.E52])-2)*OFFSET([.$B$9];COLUMN([.E52])-2; OFFSET([.$B$20]; 0; VALUE(RIGHT([.$A52])))) +[.$D49]*OFFSET([.$B$3]; COLUMN([.$D49])-2; COLUMN([.E52])-2)*OFFSET([.$B$9];COLUMN([.E52])-2; OFFSET([.$B$20]; 0; VALUE(RIGHT([.$A52])))) +[.$E49]*OFFSET([.$B$3]; COLUMN([.$E49])-2; COLUMN([.E52])-2)*OFFSET([.$B$9];COLUMN([.E52])-2; OFFSET([.$B$20]; 0; VALUE(RIGHT([.$A52]))))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3</text:p>
          </table:table-cell>
          <table:table-cell table:formula="of:=1/SUM([.B52:.E52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3</text:p>
          </table:table-cell>
          <table:table-cell table:formula="of:=[.$B53]*[.B52]" office:value-type="float" office:value="0" calcext:value-type="float">
            <text:p>0</text:p>
          </table:table-cell>
          <table:table-cell table:formula="of:=[.$B53]*[.C52]" office:value-type="float" office:value="0" calcext:value-type="float">
            <text:p>0</text:p>
          </table:table-cell>
          <table:table-cell table:formula="of:=[.$B53]*[.D52]" office:value-type="float" office:value="0" calcext:value-type="float">
            <text:p>0</text:p>
          </table:table-cell>
          <table:table-cell table:formula="of:=[.$B53]*[.E5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4</text:p>
          </table:table-cell>
          <table:table-cell table:style-name="Default" table:formula="of:=[.$B54]*OFFSET([.$B$3]; COLUMN([.$B54])-2; COLUMN([.B57])-2)*OFFSET([.$B$9];COLUMN([.B57])-2; OFFSET([.$B$20]; 0; VALUE(RIGHT([.$A57])))) +[.$C54]*OFFSET([.$B$3]; COLUMN([.$C54])-2; COLUMN([.B57])-2)*OFFSET([.$B$9];COLUMN([.B57])-2; OFFSET([.$B$20]; 0; VALUE(RIGHT([.$A57])))) +[.$D54]*OFFSET([.$B$3]; COLUMN([.$D54])-2; COLUMN([.B57])-2)*OFFSET([.$B$9];COLUMN([.B57])-2; OFFSET([.$B$20]; 0; VALUE(RIGHT([.$A57])))) +[.$E54]*OFFSET([.$B$3]; COLUMN([.$E54])-2; COLUMN([.B57])-2)*OFFSET([.$B$9];COLUMN([.B57])-2; OFFSET([.$B$20]; 0; VALUE(RIGHT([.$A57]))))" office:value-type="float" office:value="0.72" calcext:value-type="float">
            <text:p>0.72</text:p>
          </table:table-cell>
          <table:table-cell table:style-name="Default" table:formula="of:=[.$B54]*OFFSET([.$B$3]; COLUMN([.$B54])-2; COLUMN([.C57])-2)*OFFSET([.$B$9];COLUMN([.C57])-2; OFFSET([.$B$20]; 0; VALUE(RIGHT([.$A57])))) +[.$C54]*OFFSET([.$B$3]; COLUMN([.$C54])-2; COLUMN([.C57])-2)*OFFSET([.$B$9];COLUMN([.C57])-2; OFFSET([.$B$20]; 0; VALUE(RIGHT([.$A57])))) +[.$D54]*OFFSET([.$B$3]; COLUMN([.$D54])-2; COLUMN([.C57])-2)*OFFSET([.$B$9];COLUMN([.C57])-2; OFFSET([.$B$20]; 0; VALUE(RIGHT([.$A57])))) +[.$E54]*OFFSET([.$B$3]; COLUMN([.$E54])-2; COLUMN([.C57])-2)*OFFSET([.$B$9];COLUMN([.C57])-2; OFFSET([.$B$20]; 0; VALUE(RIGHT([.$A57]))))" office:value-type="float" office:value="0" calcext:value-type="float">
            <text:p>0</text:p>
          </table:table-cell>
          <table:table-cell table:style-name="Default" table:formula="of:=[.$B54]*OFFSET([.$B$3]; COLUMN([.$B54])-2; COLUMN([.D57])-2)*OFFSET([.$B$9];COLUMN([.D57])-2; OFFSET([.$B$20]; 0; VALUE(RIGHT([.$A57])))) +[.$C54]*OFFSET([.$B$3]; COLUMN([.$C54])-2; COLUMN([.D57])-2)*OFFSET([.$B$9];COLUMN([.D57])-2; OFFSET([.$B$20]; 0; VALUE(RIGHT([.$A57])))) +[.$D54]*OFFSET([.$B$3]; COLUMN([.$D54])-2; COLUMN([.D57])-2)*OFFSET([.$B$9];COLUMN([.D57])-2; OFFSET([.$B$20]; 0; VALUE(RIGHT([.$A57])))) +[.$E54]*OFFSET([.$B$3]; COLUMN([.$E54])-2; COLUMN([.D57])-2)*OFFSET([.$B$9];COLUMN([.D57])-2; OFFSET([.$B$20]; 0; VALUE(RIGHT([.$A57]))))" office:value-type="float" office:value="0" calcext:value-type="float">
            <text:p>0</text:p>
          </table:table-cell>
          <table:table-cell table:style-name="Default" table:formula="of:=[.$B54]*OFFSET([.$B$3]; COLUMN([.$B54])-2; COLUMN([.E57])-2)*OFFSET([.$B$9];COLUMN([.E57])-2; OFFSET([.$B$20]; 0; VALUE(RIGHT([.$A57])))) +[.$C54]*OFFSET([.$B$3]; COLUMN([.$C54])-2; COLUMN([.E57])-2)*OFFSET([.$B$9];COLUMN([.E57])-2; OFFSET([.$B$20]; 0; VALUE(RIGHT([.$A57])))) +[.$D54]*OFFSET([.$B$3]; COLUMN([.$D54])-2; COLUMN([.E57])-2)*OFFSET([.$B$9];COLUMN([.E57])-2; OFFSET([.$B$20]; 0; VALUE(RIGHT([.$A57])))) +[.$E54]*OFFSET([.$B$3]; COLUMN([.$E54])-2; COLUMN([.E57])-2)*OFFSET([.$B$9];COLUMN([.E57])-2; OFFSET([.$B$20]; 0; VALUE(RIGHT([.$A57]))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4</text:p>
          </table:table-cell>
          <table:table-cell table:formula="of:=1/SUM([.B57:.E57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4</text:p>
          </table:table-cell>
          <table:table-cell table:formula="of:=[.$B58]*[.B57]" office:value-type="float" office:value="1" calcext:value-type="float">
            <text:p>1</text:p>
          </table:table-cell>
          <table:table-cell table:formula="of:=[.$B58]*[.C57]" office:value-type="float" office:value="0" calcext:value-type="float">
            <text:p>0</text:p>
          </table:table-cell>
          <table:table-cell table:formula="of:=[.$B58]*[.D57]" office:value-type="float" office:value="0" calcext:value-type="float">
            <text:p>0</text:p>
          </table:table-cell>
          <table:table-cell table:formula="of:=[.$B58]*[.E5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5</text:p>
          </table:table-cell>
          <table:table-cell table:style-name="Default" table:formula="of:=[.$B59]*OFFSET([.$B$3]; COLUMN([.$B59])-2; COLUMN([.B62])-2)*OFFSET([.$B$9];COLUMN([.B62])-2; OFFSET([.$B$20]; 0; VALUE(RIGHT([.$A62])))) +[.$C59]*OFFSET([.$B$3]; COLUMN([.$C59])-2; COLUMN([.B62])-2)*OFFSET([.$B$9];COLUMN([.B62])-2; OFFSET([.$B$20]; 0; VALUE(RIGHT([.$A62])))) +[.$D59]*OFFSET([.$B$3]; COLUMN([.$D59])-2; COLUMN([.B62])-2)*OFFSET([.$B$9];COLUMN([.B62])-2; OFFSET([.$B$20]; 0; VALUE(RIGHT([.$A62])))) +[.$E59]*OFFSET([.$B$3]; COLUMN([.$E59])-2; COLUMN([.B62])-2)*OFFSET([.$B$9];COLUMN([.B62])-2; OFFSET([.$B$20]; 0; VALUE(RIGHT([.$A62]))))" office:value-type="float" office:value="0" calcext:value-type="float">
            <text:p>0</text:p>
          </table:table-cell>
          <table:table-cell table:style-name="Default" table:formula="of:=[.$B59]*OFFSET([.$B$3]; COLUMN([.$B59])-2; COLUMN([.C62])-2)*OFFSET([.$B$9];COLUMN([.C62])-2; OFFSET([.$B$20]; 0; VALUE(RIGHT([.$A62])))) +[.$C59]*OFFSET([.$B$3]; COLUMN([.$C59])-2; COLUMN([.C62])-2)*OFFSET([.$B$9];COLUMN([.C62])-2; OFFSET([.$B$20]; 0; VALUE(RIGHT([.$A62])))) +[.$D59]*OFFSET([.$B$3]; COLUMN([.$D59])-2; COLUMN([.C62])-2)*OFFSET([.$B$9];COLUMN([.C62])-2; OFFSET([.$B$20]; 0; VALUE(RIGHT([.$A62])))) +[.$E59]*OFFSET([.$B$3]; COLUMN([.$E59])-2; COLUMN([.C62])-2)*OFFSET([.$B$9];COLUMN([.C62])-2; OFFSET([.$B$20]; 0; VALUE(RIGHT([.$A62]))))" office:value-type="float" office:value="0.72" calcext:value-type="float">
            <text:p>0.72</text:p>
          </table:table-cell>
          <table:table-cell table:style-name="Default" table:formula="of:=[.$B59]*OFFSET([.$B$3]; COLUMN([.$B59])-2; COLUMN([.D62])-2)*OFFSET([.$B$9];COLUMN([.D62])-2; OFFSET([.$B$20]; 0; VALUE(RIGHT([.$A62])))) +[.$C59]*OFFSET([.$B$3]; COLUMN([.$C59])-2; COLUMN([.D62])-2)*OFFSET([.$B$9];COLUMN([.D62])-2; OFFSET([.$B$20]; 0; VALUE(RIGHT([.$A62])))) +[.$D59]*OFFSET([.$B$3]; COLUMN([.$D59])-2; COLUMN([.D62])-2)*OFFSET([.$B$9];COLUMN([.D62])-2; OFFSET([.$B$20]; 0; VALUE(RIGHT([.$A62])))) +[.$E59]*OFFSET([.$B$3]; COLUMN([.$E59])-2; COLUMN([.D62])-2)*OFFSET([.$B$9];COLUMN([.D62])-2; OFFSET([.$B$20]; 0; VALUE(RIGHT([.$A62]))))" office:value-type="float" office:value="0" calcext:value-type="float">
            <text:p>0</text:p>
          </table:table-cell>
          <table:table-cell table:style-name="Default" table:formula="of:=[.$B59]*OFFSET([.$B$3]; COLUMN([.$B59])-2; COLUMN([.E62])-2)*OFFSET([.$B$9];COLUMN([.E62])-2; OFFSET([.$B$20]; 0; VALUE(RIGHT([.$A62])))) +[.$C59]*OFFSET([.$B$3]; COLUMN([.$C59])-2; COLUMN([.E62])-2)*OFFSET([.$B$9];COLUMN([.E62])-2; OFFSET([.$B$20]; 0; VALUE(RIGHT([.$A62])))) +[.$D59]*OFFSET([.$B$3]; COLUMN([.$D59])-2; COLUMN([.E62])-2)*OFFSET([.$B$9];COLUMN([.E62])-2; OFFSET([.$B$20]; 0; VALUE(RIGHT([.$A62])))) +[.$E59]*OFFSET([.$B$3]; COLUMN([.$E59])-2; COLUMN([.E62])-2)*OFFSET([.$B$9];COLUMN([.E62])-2; OFFSET([.$B$20]; 0; VALUE(RIGHT([.$A62]))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5</text:p>
          </table:table-cell>
          <table:table-cell table:formula="of:=1/SUM([.B62:.E62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5</text:p>
          </table:table-cell>
          <table:table-cell table:formula="of:=[.$B63]*[.B62]" office:value-type="float" office:value="0" calcext:value-type="float">
            <text:p>0</text:p>
          </table:table-cell>
          <table:table-cell table:formula="of:=[.$B63]*[.C62]" office:value-type="float" office:value="1" calcext:value-type="float">
            <text:p>1</text:p>
          </table:table-cell>
          <table:table-cell table:formula="of:=[.$B63]*[.D62]" office:value-type="float" office:value="0" calcext:value-type="float">
            <text:p>0</text:p>
          </table:table-cell>
          <table:table-cell table:formula="of:=[.$B63]*[.E62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6</text:p>
          </table:table-cell>
          <table:table-cell table:style-name="Default" table:formula="of:=[.$B64]*OFFSET([.$B$3]; COLUMN([.$B64])-2; COLUMN([.B67])-2)*OFFSET([.$B$9];COLUMN([.B67])-2; OFFSET([.$B$20]; 0; VALUE(RIGHT([.$A67])))) +[.$C64]*OFFSET([.$B$3]; COLUMN([.$C64])-2; COLUMN([.B67])-2)*OFFSET([.$B$9];COLUMN([.B67])-2; OFFSET([.$B$20]; 0; VALUE(RIGHT([.$A67])))) +[.$D64]*OFFSET([.$B$3]; COLUMN([.$D64])-2; COLUMN([.B67])-2)*OFFSET([.$B$9];COLUMN([.B67])-2; OFFSET([.$B$20]; 0; VALUE(RIGHT([.$A67])))) +[.$E64]*OFFSET([.$B$3]; COLUMN([.$E64])-2; COLUMN([.B67])-2)*OFFSET([.$B$9];COLUMN([.B67])-2; OFFSET([.$B$20]; 0; VALUE(RIGHT([.$A67]))))" office:value-type="float" office:value="0" calcext:value-type="float">
            <text:p>0</text:p>
          </table:table-cell>
          <table:table-cell table:style-name="Default" table:formula="of:=[.$B64]*OFFSET([.$B$3]; COLUMN([.$B64])-2; COLUMN([.C67])-2)*OFFSET([.$B$9];COLUMN([.C67])-2; OFFSET([.$B$20]; 0; VALUE(RIGHT([.$A67])))) +[.$C64]*OFFSET([.$B$3]; COLUMN([.$C64])-2; COLUMN([.C67])-2)*OFFSET([.$B$9];COLUMN([.C67])-2; OFFSET([.$B$20]; 0; VALUE(RIGHT([.$A67])))) +[.$D64]*OFFSET([.$B$3]; COLUMN([.$D64])-2; COLUMN([.C67])-2)*OFFSET([.$B$9];COLUMN([.C67])-2; OFFSET([.$B$20]; 0; VALUE(RIGHT([.$A67])))) +[.$E64]*OFFSET([.$B$3]; COLUMN([.$E64])-2; COLUMN([.C67])-2)*OFFSET([.$B$9];COLUMN([.C67])-2; OFFSET([.$B$20]; 0; VALUE(RIGHT([.$A67]))))" office:value-type="float" office:value="0" calcext:value-type="float">
            <text:p>0</text:p>
          </table:table-cell>
          <table:table-cell table:style-name="Default" table:formula="of:=[.$B64]*OFFSET([.$B$3]; COLUMN([.$B64])-2; COLUMN([.D67])-2)*OFFSET([.$B$9];COLUMN([.D67])-2; OFFSET([.$B$20]; 0; VALUE(RIGHT([.$A67])))) +[.$C64]*OFFSET([.$B$3]; COLUMN([.$C64])-2; COLUMN([.D67])-2)*OFFSET([.$B$9];COLUMN([.D67])-2; OFFSET([.$B$20]; 0; VALUE(RIGHT([.$A67])))) +[.$D64]*OFFSET([.$B$3]; COLUMN([.$D64])-2; COLUMN([.D67])-2)*OFFSET([.$B$9];COLUMN([.D67])-2; OFFSET([.$B$20]; 0; VALUE(RIGHT([.$A67])))) +[.$E64]*OFFSET([.$B$3]; COLUMN([.$E64])-2; COLUMN([.D67])-2)*OFFSET([.$B$9];COLUMN([.D67])-2; OFFSET([.$B$20]; 0; VALUE(RIGHT([.$A67]))))" office:value-type="float" office:value="0.72" calcext:value-type="float">
            <text:p>0.72</text:p>
          </table:table-cell>
          <table:table-cell table:style-name="Default" table:formula="of:=[.$B64]*OFFSET([.$B$3]; COLUMN([.$B64])-2; COLUMN([.E67])-2)*OFFSET([.$B$9];COLUMN([.E67])-2; OFFSET([.$B$20]; 0; VALUE(RIGHT([.$A67])))) +[.$C64]*OFFSET([.$B$3]; COLUMN([.$C64])-2; COLUMN([.E67])-2)*OFFSET([.$B$9];COLUMN([.E67])-2; OFFSET([.$B$20]; 0; VALUE(RIGHT([.$A67])))) +[.$D64]*OFFSET([.$B$3]; COLUMN([.$D64])-2; COLUMN([.E67])-2)*OFFSET([.$B$9];COLUMN([.E67])-2; OFFSET([.$B$20]; 0; VALUE(RIGHT([.$A67])))) +[.$E64]*OFFSET([.$B$3]; COLUMN([.$E64])-2; COLUMN([.E67])-2)*OFFSET([.$B$9];COLUMN([.E67])-2; OFFSET([.$B$20]; 0; VALUE(RIGHT([.$A67]))))"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6</text:p>
          </table:table-cell>
          <table:table-cell table:formula="of:=1/SUM([.B67:.E67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6</text:p>
          </table:table-cell>
          <table:table-cell table:formula="of:=[.$B68]*[.B67]" office:value-type="float" office:value="0" calcext:value-type="float">
            <text:p>0</text:p>
          </table:table-cell>
          <table:table-cell table:formula="of:=[.$B68]*[.C67]" office:value-type="float" office:value="0" calcext:value-type="float">
            <text:p>0</text:p>
          </table:table-cell>
          <table:table-cell table:formula="of:=[.$B68]*[.D67]" office:value-type="float" office:value="1" calcext:value-type="float">
            <text:p>1</text:p>
          </table:table-cell>
          <table:table-cell table:formula="of:=[.$B68]*[.E67]" office:value-type="float" office:value="0" calcext:value-type="float">
            <text:p>0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lde7</text:p>
          </table:table-cell>
          <table:table-cell table:style-name="Default" table:formula="of:=[.$B69]*OFFSET([.$B$3]; COLUMN([.$B69])-2; COLUMN([.B72])-2)*OFFSET([.$B$9];COLUMN([.B72])-2; OFFSET([.$B$20]; 0; VALUE(RIGHT([.$A72])))) +[.$C69]*OFFSET([.$B$3]; COLUMN([.$C69])-2; COLUMN([.B72])-2)*OFFSET([.$B$9];COLUMN([.B72])-2; OFFSET([.$B$20]; 0; VALUE(RIGHT([.$A72])))) +[.$D69]*OFFSET([.$B$3]; COLUMN([.$D69])-2; COLUMN([.B72])-2)*OFFSET([.$B$9];COLUMN([.B72])-2; OFFSET([.$B$20]; 0; VALUE(RIGHT([.$A72])))) +[.$E69]*OFFSET([.$B$3]; COLUMN([.$E69])-2; COLUMN([.B72])-2)*OFFSET([.$B$9];COLUMN([.B72])-2; OFFSET([.$B$20]; 0; VALUE(RIGHT([.$A72]))))" office:value-type="float" office:value="0" calcext:value-type="float">
            <text:p>0</text:p>
          </table:table-cell>
          <table:table-cell table:style-name="Default" table:formula="of:=[.$B69]*OFFSET([.$B$3]; COLUMN([.$B69])-2; COLUMN([.C72])-2)*OFFSET([.$B$9];COLUMN([.C72])-2; OFFSET([.$B$20]; 0; VALUE(RIGHT([.$A72])))) +[.$C69]*OFFSET([.$B$3]; COLUMN([.$C69])-2; COLUMN([.C72])-2)*OFFSET([.$B$9];COLUMN([.C72])-2; OFFSET([.$B$20]; 0; VALUE(RIGHT([.$A72])))) +[.$D69]*OFFSET([.$B$3]; COLUMN([.$D69])-2; COLUMN([.C72])-2)*OFFSET([.$B$9];COLUMN([.C72])-2; OFFSET([.$B$20]; 0; VALUE(RIGHT([.$A72])))) +[.$E69]*OFFSET([.$B$3]; COLUMN([.$E69])-2; COLUMN([.C72])-2)*OFFSET([.$B$9];COLUMN([.C72])-2; OFFSET([.$B$20]; 0; VALUE(RIGHT([.$A72]))))" office:value-type="float" office:value="0" calcext:value-type="float">
            <text:p>0</text:p>
          </table:table-cell>
          <table:table-cell table:style-name="Default" table:formula="of:=[.$B69]*OFFSET([.$B$3]; COLUMN([.$B69])-2; COLUMN([.D72])-2)*OFFSET([.$B$9];COLUMN([.D72])-2; OFFSET([.$B$20]; 0; VALUE(RIGHT([.$A72])))) +[.$C69]*OFFSET([.$B$3]; COLUMN([.$C69])-2; COLUMN([.D72])-2)*OFFSET([.$B$9];COLUMN([.D72])-2; OFFSET([.$B$20]; 0; VALUE(RIGHT([.$A72])))) +[.$D69]*OFFSET([.$B$3]; COLUMN([.$D69])-2; COLUMN([.D72])-2)*OFFSET([.$B$9];COLUMN([.D72])-2; OFFSET([.$B$20]; 0; VALUE(RIGHT([.$A72])))) +[.$E69]*OFFSET([.$B$3]; COLUMN([.$E69])-2; COLUMN([.D72])-2)*OFFSET([.$B$9];COLUMN([.D72])-2; OFFSET([.$B$20]; 0; VALUE(RIGHT([.$A72]))))" office:value-type="float" office:value="0" calcext:value-type="float">
            <text:p>0</text:p>
          </table:table-cell>
          <table:table-cell table:style-name="Default" table:formula="of:=[.$B69]*OFFSET([.$B$3]; COLUMN([.$B69])-2; COLUMN([.E72])-2)*OFFSET([.$B$9];COLUMN([.E72])-2; OFFSET([.$B$20]; 0; VALUE(RIGHT([.$A72])))) +[.$C69]*OFFSET([.$B$3]; COLUMN([.$C69])-2; COLUMN([.E72])-2)*OFFSET([.$B$9];COLUMN([.E72])-2; OFFSET([.$B$20]; 0; VALUE(RIGHT([.$A72])))) +[.$D69]*OFFSET([.$B$3]; COLUMN([.$D69])-2; COLUMN([.E72])-2)*OFFSET([.$B$9];COLUMN([.E72])-2; OFFSET([.$B$20]; 0; VALUE(RIGHT([.$A72])))) +[.$E69]*OFFSET([.$B$3]; COLUMN([.$E69])-2; COLUMN([.E72])-2)*OFFSET([.$B$9];COLUMN([.E72])-2; OFFSET([.$B$20]; 0; VALUE(RIGHT([.$A72]))))" office:value-type="float" office:value="0.72" calcext:value-type="float">
            <text:p>0.7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7</text:p>
          </table:table-cell>
          <table:table-cell table:formula="of:=1/SUM([.B72:.E72])" office:value-type="float" office:value="1.38888888888889" calcext:value-type="float">
            <text:p>1.3888888888888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at7</text:p>
          </table:table-cell>
          <table:table-cell table:formula="of:=[.$B73]*[.B72]" office:value-type="float" office:value="0" calcext:value-type="float">
            <text:p>0</text:p>
          </table:table-cell>
          <table:table-cell table:formula="of:=[.$B73]*[.C72]" office:value-type="float" office:value="0" calcext:value-type="float">
            <text:p>0</text:p>
          </table:table-cell>
          <table:table-cell table:formula="of:=[.$B73]*[.D72]" office:value-type="float" office:value="0" calcext:value-type="float">
            <text:p>0</text:p>
          </table:table-cell>
          <table:table-cell table:formula="of:=[.$B73]*[.E72]"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formula="of:=1/([.B38]*[.B43]*[.B48]*[.B53]*[.B58]*[.B63]*[.B68]*[.B73])" office:value-type="float" office:value="0.090275517038592" calcext:value-type="float">
            <text:p>0.090275517038592</text:p>
          </table:table-cell>
          <table:table-cell table:number-columns-repeated="101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6"/>
          <table:table-cell table:formula="of:=-SUM(LOG([.B38])+LOG([.B43])+LOG([.B48])+LOG([.B53])+LOG([.B58])+LOG([.B63])+LOG([.B68])+LOG([.B73]))" office:value-type="float" office:value="-1.0444300155418" calcext:value-type="float">
            <text:p>-1.0444300155418</text:p>
          </table:table-cell>
          <table:table-cell table:number-columns-repeated="1017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6:34:20.636604340</meta:creation-date>
    <dc:date>2017-09-26T20:32:17.992089889</dc:date>
    <meta:editing-duration>PT2H54M6S</meta:editing-duration>
    <meta:editing-cycles>1</meta:editing-cycles>
    <meta:document-statistic meta:table-count="1" meta:cell-count="202" meta:object-count="0"/>
    <meta:generator>LibreOffice/5.4.1.2.0$Linux_X86_64 LibreOffice_project/40m0$Build-2</meta:generator>
  </office:meta>
</office:document-meta>
</file>